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7" style:family="table-column">
      <style:table-column-properties fo:break-before="auto" style:column-width="105.39mm"/>
    </style:style>
    <style:style style:name="co8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6" table:number-columns-repeated="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2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2"/>
          <table:table-cell table:number-columns-repeated="2"/>
        </table:table-row>
      </table:table>
      <table:table table:name="expenses-2018" table:style-name="ta1">
        <table:table-column table:style-name="co8" table:default-cell-style-name="Default"/>
        <table:table-column table:style-name="co6" table:default-cell-style-name="ce5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0])" office:value-type="float" office:value="249.39" calcext:value-type="float">
            <text:p>249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4:.C33])" office:value-type="float" office:value="1424.08" calcext:value-type="float">
            <text:p>1424.0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37:.C41])" office:value-type="float" office:value="214.39" calcext:value-type="float">
            <text:p>214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 table:formula="of:=SUM([.C44:.C48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3:.C64])" office:value-type="float" office:value="1518.28" calcext:value-type="float">
            <text:p>15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6])" office:value-type="float" office:value="3469.06" calcext:value-type="float">
            <text:p>3469.06</text:p>
          </table:table-cell>
          <table:table-cell table:formula="of:=SUM([.D1:.D66])" office:value-type="float" office:value="3469.06" calcext:value-type="float">
            <text:p>3469.06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1:.C79])" office:value-type="float" office:value="-824.52" calcext:value-type="float">
            <text:p>-8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67];[.D80])" office:value-type="float" office:value="2644.54" calcext:value-type="float">
            <text:p>2644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9">0000-00-00</text:date>, <text:time style:data-style-name="N2" text:time-value="21:30:32.296125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9T21:34:06.422500152</dc:date>
    <meta:editing-duration>P1DT8H16M4S</meta:editing-duration>
    <meta:editing-cycles>165</meta:editing-cycles>
    <meta:generator>LibreOffice/5.1.6.2$Linux_X86_64 LibreOffice_project/10m0$Build-2</meta:generator>
    <meta:document-statistic meta:table-count="4" meta:cell-count="555" meta:object-count="0"/>
  </office:meta>
</office:document-meta>
</file>